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" officeooo:rsid="001a694e" officeooo:paragraph-rsid="001a694e"/>
    </style:style>
    <style:style style:name="P2" style:family="paragraph" style:parent-style-name="Standard">
      <style:text-properties style:font-name="Liberation Serif" officeooo:rsid="001a694e" officeooo:paragraph-rsid="001a694e"/>
    </style:style>
    <style:style style:name="P3" style:family="paragraph" style:parent-style-name="Standard" style:list-style-name="L2">
      <style:text-properties style:font-name="Liberation Serif" officeooo:rsid="001a694e" officeooo:paragraph-rsid="001b71a9"/>
    </style:style>
    <style:style style:name="P4" style:family="paragraph" style:parent-style-name="Standard">
      <style:text-properties style:font-name="Liberation Serif" officeooo:rsid="001b71a9" officeooo:paragraph-rsid="001b71a9"/>
    </style:style>
    <style:style style:name="P5" style:family="paragraph" style:parent-style-name="Standard" style:list-style-name="L2">
      <style:text-properties style:font-name="Liberation Serif" officeooo:rsid="001b71a9" officeooo:paragraph-rsid="001b71a9"/>
    </style:style>
    <style:style style:name="P6" style:family="paragraph" style:parent-style-name="Standard">
      <style:text-properties officeooo:rsid="001cdcab" officeooo:paragraph-rsid="001cdcab"/>
    </style:style>
    <style:style style:name="T1" style:family="text">
      <style:text-properties officeooo:rsid="001b71a9"/>
    </style:style>
    <style:style style:name="T2" style:family="text">
      <style:text-properties officeooo:rsid="001cdc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s:</text:p>
      <text:list xml:id="list3417529380" text:style-name="L1">
        <text:list-item>
          <text:p text:style-name="P1">In which <text:span text:style-name="T1">all </text:span>way<text:span text:style-name="T1">s </text:span>Ticket has <text:span text:style-name="T1">to be </text:span>created <text:span text:style-name="T1">for v1 –</text:span> phone/e-mail/<text:span text:style-name="T1">web application</text:span>?</text:p>
        </text:list-item>
        <text:list-item>
          <text:p text:style-name="P1">What are the types of configuration for assigned ticket to agents?</text:p>
        </text:list-item>
        <text:list-item>
          <text:p text:style-name="P1">What is assigned group?</text:p>
        </text:list-item>
        <text:list-item>
          <text:p text:style-name="P1">What are the custom field cofigurations?</text:p>
        </text:list-item>
        <text:list-item>
          <text:p text:style-name="P1">What is <text:span text:style-name="T1">a </text:span>link <text:span text:style-name="T1">in the ticket</text:span>?</text:p>
        </text:list-item>
        <text:list-item>
          <text:p text:style-name="P1">Web push Notification <text:span text:style-name="T1">is implemented already in the existing application</text:span>?</text:p>
        </text:list-item>
        <text:list-item>
          <text:p text:style-name="P1">Notifying unassigned ticket as a configuration </text:p>
        </text:list-item>
        <text:list-item>
          <text:p text:style-name="P1"><text:span text:style-name="T2">Ticket list download format(content)</text:span>?</text:p>
        </text:list-item>
      </text:list>
      <text:p text:style-name="P2"/>
      <text:p text:style-name="P4">Email content for the following:</text:p>
      <text:list xml:id="list708856084" text:style-name="L2">
        <text:list-item>
          <text:p text:style-name="P5">Email for the customer after creating the Ticket</text:p>
        </text:list-item>
        <text:list-item>
          <text:p text:style-name="P3"><text:span text:style-name="T1">While the ticket is being resolved/closed</text:span></text:p>
        </text:list-item>
        <text:list-item>
          <text:p text:style-name="P3">Notification content for agent which is received from the BO in Ticket assingn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31:18.312868551</meta:creation-date>
    <dc:date>2019-09-12T22:49:27.130908950</dc:date>
    <meta:editing-duration>PT24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05" meta:character-count="630" meta:non-whitespace-character-count="547"/>
  </office:meta>
</office:document-meta>
</file>